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format2" style:family="table-cell">
      <style:text-properties fo:font-weight="bold"/>
      <style:paragraph-properties fo:text-align="center"/>
    </style:style>
    <style:style style:name="format1" style:family="table-cell">
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SO3A Eventos marcantes da história dos Sistemas Operacionai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format2">
            <text:p>Sobrenome</text:p>
          </table:table-cell>
          <table:table-cell office:value-type="string" table:style-name="format2">
            <text:p>Nome</text:p>
          </table:table-cell>
          <table:table-cell office:value-type="string" table:style-name="format2">
            <text:p>Instituição</text:p>
          </table:table-cell>
          <table:table-cell office:value-type="string" table:style-name="format2">
            <text:p>Departamento</text:p>
          </table:table-cell>
          <table:table-cell office:value-type="string" table:style-name="format2">
            <text:p>Endereço de email</text:p>
          </table:table-cell>
          <table:table-cell office:value-type="string" table:style-name="format2">
            <text:p>Estado</text:p>
          </table:table-cell>
          <table:table-cell office:value-type="string" table:style-name="format2">
            <text:p>Iniciado em</text:p>
          </table:table-cell>
          <table:table-cell office:value-type="string" table:style-name="format2">
            <text:p>Completo</text:p>
          </table:table-cell>
          <table:table-cell office:value-type="string" table:style-name="format2">
            <text:p>Tempo utilizado</text:p>
          </table:table-cell>
          <table:table-cell office:value-type="string" table:style-name="format2">
            <text:p>Avaliar/10,0</text:p>
          </table:table-cell>
          <table:table-cell office:value-type="string" table:style-name="format2">
            <text:p>Q. 1 /10,0</text:p>
          </table:table-cell>
        </table:table-row>
        <table:table-row>
          <table:table-cell office:value-type="string" table:style-name="format1">
            <text:p>Wernech</text:p>
          </table:table-cell>
          <table:table-cell office:value-type="string" table:style-name="format1">
            <text:p>Jeffter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effter.verly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6 fevereiro 2019  16:49</text:p>
          </table:table-cell>
          <table:table-cell office:value-type="string" table:style-name="format1">
            <text:p>16 fevereiro 2019  17:05</text:p>
          </table:table-cell>
          <table:table-cell office:value-type="string" table:style-name="format1">
            <text:p>15 minutos 47 segund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8,3</text:p>
          </table:table-cell>
        </table:table-row>
        <table:table-row>
          <table:table-cell office:value-type="string" table:style-name="format1">
            <text:p>Santos</text:p>
          </table:table-cell>
          <table:table-cell office:value-type="string" table:style-name="format1">
            <text:p>Ryan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santos131ryan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6 fevereiro 2019  20:03</text:p>
          </table:table-cell>
          <table:table-cell office:value-type="string" table:style-name="format1">
            <text:p>16 fevereiro 2019  20:09</text:p>
          </table:table-cell>
          <table:table-cell office:value-type="string" table:style-name="format1">
            <text:p>5 minutos 56 segund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8,3</text:p>
          </table:table-cell>
        </table:table-row>
        <table:table-row>
          <table:table-cell office:value-type="string" table:style-name="format1">
            <text:p>Hottz</text:p>
          </table:table-cell>
          <table:table-cell office:value-type="string" table:style-name="format1">
            <text:p>Maria Eduard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mehottz@outlook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6 fevereiro 2019  23:13</text:p>
          </table:table-cell>
          <table:table-cell office:value-type="string" table:style-name="format1">
            <text:p>16 fevereiro 2019  23:14</text:p>
          </table:table-cell>
          <table:table-cell office:value-type="string" table:style-name="format1">
            <text:p>1 hora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Goretkin</text:p>
          </table:table-cell>
          <table:table-cell office:value-type="string" table:style-name="format1">
            <text:p>Júli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uliagoretkin@gmail.com</text:p>
          </table:table-cell>
          <table:table-cell office:value-type="string" table:style-name="format1">
            <text:p>Em progresso</text:p>
          </table:table-cell>
          <table:table-cell office:value-type="string" table:style-name="format1">
            <text:p>17 fevereiro 2019  00:03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  <table:table-cell office:value-type="string" table:style-name="format1">
            <text:p>-</text:p>
          </table:table-cell>
        </table:table-row>
        <table:table-row>
          <table:table-cell office:value-type="string" table:style-name="format1">
            <text:p>Stutz</text:p>
          </table:table-cell>
          <table:table-cell office:value-type="string" table:style-name="format1">
            <text:p>Juli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uliafiasca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7 fevereiro 2019  10:12</text:p>
          </table:table-cell>
          <table:table-cell office:value-type="string" table:style-name="format1">
            <text:p>17 fevereiro 2019  10:47</text:p>
          </table:table-cell>
          <table:table-cell office:value-type="string" table:style-name="format1">
            <text:p>35 minutos 31 segund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8,3</text:p>
          </table:table-cell>
        </table:table-row>
        <table:table-row>
          <table:table-cell office:value-type="string" table:style-name="format1">
            <text:p>bonvini chirigati</text:p>
          </table:table-cell>
          <table:table-cell office:value-type="string" table:style-name="format1">
            <text:p>viníciu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galeraraanastacio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7 fevereiro 2019  11:54</text:p>
          </table:table-cell>
          <table:table-cell office:value-type="string" table:style-name="format1">
            <text:p>17 fevereiro 2019  12:26</text:p>
          </table:table-cell>
          <table:table-cell office:value-type="string" table:style-name="format1">
            <text:p>31 minutos 43 segund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8,3</text:p>
          </table:table-cell>
        </table:table-row>
        <table:table-row>
          <table:table-cell office:value-type="string" table:style-name="format1">
            <text:p>bonvini chirigati</text:p>
          </table:table-cell>
          <table:table-cell office:value-type="string" table:style-name="format1">
            <text:p>viníciu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galeraraanastacio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7 fevereiro 2019  12:29</text:p>
          </table:table-cell>
          <table:table-cell office:value-type="string" table:style-name="format1">
            <text:p>17 fevereiro 2019  12:44</text:p>
          </table:table-cell>
          <table:table-cell office:value-type="string" table:style-name="format1">
            <text:p>15 minutos 14 segund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8,3</text:p>
          </table:table-cell>
        </table:table-row>
        <table:table-row>
          <table:table-cell office:value-type="string" table:style-name="format1">
            <text:p>bonvini chirigati</text:p>
          </table:table-cell>
          <table:table-cell office:value-type="string" table:style-name="format1">
            <text:p>viníciu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galeraraanastacio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7 fevereiro 2019  12:51</text:p>
          </table:table-cell>
          <table:table-cell office:value-type="string" table:style-name="format1">
            <text:p>17 fevereiro 2019  12:55</text:p>
          </table:table-cell>
          <table:table-cell office:value-type="string" table:style-name="format1">
            <text:p>3 minutos 29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da silva </text:p>
          </table:table-cell>
          <table:table-cell office:value-type="string" table:style-name="format1">
            <text:p>pedro henrique 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paulojaldeir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7 fevereiro 2019  12:57</text:p>
          </table:table-cell>
          <table:table-cell office:value-type="string" table:style-name="format1">
            <text:p>17 fevereiro 2019  13:14</text:p>
          </table:table-cell>
          <table:table-cell office:value-type="string" table:style-name="format1">
            <text:p>16 minutos 58 segundos</text:p>
          </table:table-cell>
          <table:table-cell office:value-type="string" table:style-name="format1">
            <text:p>9,2</text:p>
          </table:table-cell>
          <table:table-cell office:value-type="string" table:style-name="format1">
            <text:p>9,2</text:p>
          </table:table-cell>
        </table:table-row>
        <table:table-row>
          <table:table-cell office:value-type="string" table:style-name="format1">
            <text:p>da Silva</text:p>
          </table:table-cell>
          <table:table-cell office:value-type="string" table:style-name="format1">
            <text:p>Luiz Felip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luizfelipedasilva678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7 fevereiro 2019  13:15</text:p>
          </table:table-cell>
          <table:table-cell office:value-type="string" table:style-name="format1">
            <text:p>17 fevereiro 2019  14:03</text:p>
          </table:table-cell>
          <table:table-cell office:value-type="string" table:style-name="format1">
            <text:p>47 minutos 44 segundos</text:p>
          </table:table-cell>
          <table:table-cell office:value-type="string" table:style-name="format1">
            <text:p>9,2</text:p>
          </table:table-cell>
          <table:table-cell office:value-type="string" table:style-name="format1">
            <text:p>9,2</text:p>
          </table:table-cell>
        </table:table-row>
        <table:table-row>
          <table:table-cell office:value-type="string" table:style-name="format1">
            <text:p>Amaral da Silva</text:p>
          </table:table-cell>
          <table:table-cell office:value-type="string" table:style-name="format1">
            <text:p>Luca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lucas.as63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7 fevereiro 2019  13:39</text:p>
          </table:table-cell>
          <table:table-cell office:value-type="string" table:style-name="format1">
            <text:p>17 fevereiro 2019  14:01</text:p>
          </table:table-cell>
          <table:table-cell office:value-type="string" table:style-name="format1">
            <text:p>21 minutos 26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da silva </text:p>
          </table:table-cell>
          <table:table-cell office:value-type="string" table:style-name="format1">
            <text:p>pedro henrique 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paulojaldeir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7 fevereiro 2019  13:53</text:p>
          </table:table-cell>
          <table:table-cell office:value-type="string" table:style-name="format1">
            <text:p>17 fevereiro 2019  14:05</text:p>
          </table:table-cell>
          <table:table-cell office:value-type="string" table:style-name="format1">
            <text:p>11 minutos 43 segundos</text:p>
          </table:table-cell>
          <table:table-cell office:value-type="string" table:style-name="format1">
            <text:p>9,2</text:p>
          </table:table-cell>
          <table:table-cell office:value-type="string" table:style-name="format1">
            <text:p>9,2</text:p>
          </table:table-cell>
        </table:table-row>
        <table:table-row>
          <table:table-cell office:value-type="string" table:style-name="format1">
            <text:p>da Silva</text:p>
          </table:table-cell>
          <table:table-cell office:value-type="string" table:style-name="format1">
            <text:p>Luiz Felip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luizfelipedasilva678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7 fevereiro 2019  14:05</text:p>
          </table:table-cell>
          <table:table-cell office:value-type="string" table:style-name="format1">
            <text:p>17 fevereiro 2019  14:10</text:p>
          </table:table-cell>
          <table:table-cell office:value-type="string" table:style-name="format1">
            <text:p>5 minutos 12 segund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8,3</text:p>
          </table:table-cell>
        </table:table-row>
        <table:table-row>
          <table:table-cell office:value-type="string" table:style-name="format1">
            <text:p>da Silva</text:p>
          </table:table-cell>
          <table:table-cell office:value-type="string" table:style-name="format1">
            <text:p>Luiz Felip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luizfelipedasilva678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7 fevereiro 2019  14:19</text:p>
          </table:table-cell>
          <table:table-cell office:value-type="string" table:style-name="format1">
            <text:p>17 fevereiro 2019  14:24</text:p>
          </table:table-cell>
          <table:table-cell office:value-type="string" table:style-name="format1">
            <text:p>5 minutos 33 segund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8,3</text:p>
          </table:table-cell>
        </table:table-row>
        <table:table-row>
          <table:table-cell office:value-type="string" table:style-name="format1">
            <text:p>de Schuller Banjar</text:p>
          </table:table-cell>
          <table:table-cell office:value-type="string" table:style-name="format1">
            <text:p>Paulo Roberto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afschuller@yahoo.com.br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7 fevereiro 2019  19:33</text:p>
          </table:table-cell>
          <table:table-cell office:value-type="string" table:style-name="format1">
            <text:p>17 fevereiro 2019  20:26</text:p>
          </table:table-cell>
          <table:table-cell office:value-type="string" table:style-name="format1">
            <text:p>52 minutos 51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Wernech</text:p>
          </table:table-cell>
          <table:table-cell office:value-type="string" table:style-name="format1">
            <text:p>Jeffter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effter.verly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8 fevereiro 2019  18:20</text:p>
          </table:table-cell>
          <table:table-cell office:value-type="string" table:style-name="format1">
            <text:p>18 fevereiro 2019  18:25</text:p>
          </table:table-cell>
          <table:table-cell office:value-type="string" table:style-name="format1">
            <text:p>4 minutos 17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Cariello de Freitas</text:p>
          </table:table-cell>
          <table:table-cell office:value-type="string" table:style-name="format1">
            <text:p>Pedro Henriqu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phaguia@outlook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9 fevereiro 2019  14:06</text:p>
          </table:table-cell>
          <table:table-cell office:value-type="string" table:style-name="format1">
            <text:p>19 fevereiro 2019  14:11</text:p>
          </table:table-cell>
          <table:table-cell office:value-type="string" table:style-name="format1">
            <text:p>5 minutos 13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Henringer Ouverney</text:p>
          </table:table-cell>
          <table:table-cell office:value-type="string" table:style-name="format1">
            <text:p>Dougla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douglasheringerouverney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19 fevereiro 2019  14:10</text:p>
          </table:table-cell>
          <table:table-cell office:value-type="string" table:style-name="format1">
            <text:p>19 fevereiro 2019  14:14</text:p>
          </table:table-cell>
          <table:table-cell office:value-type="string" table:style-name="format1">
            <text:p>4 minutos 2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Alves Teixeira</text:p>
          </table:table-cell>
          <table:table-cell office:value-type="string" table:style-name="format1">
            <text:p>Camil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camilaalvesteixeira7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0 fevereiro 2019  22:07</text:p>
          </table:table-cell>
          <table:table-cell office:value-type="string" table:style-name="format1">
            <text:p>20 fevereiro 2019  22:28</text:p>
          </table:table-cell>
          <table:table-cell office:value-type="string" table:style-name="format1">
            <text:p>20 minutos 26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corguinha</text:p>
          </table:table-cell>
          <table:table-cell office:value-type="string" table:style-name="format1">
            <text:p>arthur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tutucumachado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06:09</text:p>
          </table:table-cell>
          <table:table-cell office:value-type="string" table:style-name="format1">
            <text:p>21 fevereiro 2019  06:14</text:p>
          </table:table-cell>
          <table:table-cell office:value-type="string" table:style-name="format1">
            <text:p>5 minutos 28 segundos</text:p>
          </table:table-cell>
          <table:table-cell office:value-type="string" table:style-name="format1">
            <text:p>0,8</text:p>
          </table:table-cell>
          <table:table-cell office:value-type="string" table:style-name="format1">
            <text:p>0,8</text:p>
          </table:table-cell>
        </table:table-row>
        <table:table-row>
          <table:table-cell office:value-type="string" table:style-name="format1">
            <text:p>Costa</text:p>
          </table:table-cell>
          <table:table-cell office:value-type="string" table:style-name="format1">
            <text:p>Luca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lukecostasl@yahoo.com.br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4:49</text:p>
          </table:table-cell>
          <table:table-cell office:value-type="string" table:style-name="format1">
            <text:p>21 fevereiro 2019  15:01</text:p>
          </table:table-cell>
          <table:table-cell office:value-type="string" table:style-name="format1">
            <text:p>12 minutos 5 segundos</text:p>
          </table:table-cell>
          <table:table-cell office:value-type="string" table:style-name="format1">
            <text:p>9,2</text:p>
          </table:table-cell>
          <table:table-cell office:value-type="string" table:style-name="format1">
            <text:p>9,2</text:p>
          </table:table-cell>
        </table:table-row>
        <table:table-row>
          <table:table-cell office:value-type="string" table:style-name="format1">
            <text:p>Costa</text:p>
          </table:table-cell>
          <table:table-cell office:value-type="string" table:style-name="format1">
            <text:p>Luca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lukecostasl@yahoo.com.br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08</text:p>
          </table:table-cell>
          <table:table-cell office:value-type="string" table:style-name="format1">
            <text:p>21 fevereiro 2019  16:13</text:p>
          </table:table-cell>
          <table:table-cell office:value-type="string" table:style-name="format1">
            <text:p>4 minutos 18 segundos</text:p>
          </table:table-cell>
          <table:table-cell office:value-type="string" table:style-name="format1">
            <text:p>9,2</text:p>
          </table:table-cell>
          <table:table-cell office:value-type="string" table:style-name="format1">
            <text:p>9,2</text:p>
          </table:table-cell>
        </table:table-row>
        <table:table-row>
          <table:table-cell office:value-type="string" table:style-name="format1">
            <text:p>Stutz</text:p>
          </table:table-cell>
          <table:table-cell office:value-type="string" table:style-name="format1">
            <text:p>Juli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uliafiasca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09</text:p>
          </table:table-cell>
          <table:table-cell office:value-type="string" table:style-name="format1">
            <text:p>21 fevereiro 2019  16:13</text:p>
          </table:table-cell>
          <table:table-cell office:value-type="string" table:style-name="format1">
            <text:p>4 minutos 3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de Sá Oliveira</text:p>
          </table:table-cell>
          <table:table-cell office:value-type="string" table:style-name="format1">
            <text:p>Dalyss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dalyssasali15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09</text:p>
          </table:table-cell>
          <table:table-cell office:value-type="string" table:style-name="format1">
            <text:p>21 fevereiro 2019  16:25</text:p>
          </table:table-cell>
          <table:table-cell office:value-type="string" table:style-name="format1">
            <text:p>15 minutos 20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corguinha</text:p>
          </table:table-cell>
          <table:table-cell office:value-type="string" table:style-name="format1">
            <text:p>arthur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tutucumachado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0</text:p>
          </table:table-cell>
          <table:table-cell office:value-type="string" table:style-name="format1">
            <text:p>21 fevereiro 2019  16:12</text:p>
          </table:table-cell>
          <table:table-cell office:value-type="string" table:style-name="format1">
            <text:p>2 minutos 7 segundos</text:p>
          </table:table-cell>
          <table:table-cell office:value-type="string" table:style-name="format1">
            <text:p>3,3</text:p>
          </table:table-cell>
          <table:table-cell office:value-type="string" table:style-name="format1">
            <text:p>3,3</text:p>
          </table:table-cell>
        </table:table-row>
        <table:table-row>
          <table:table-cell office:value-type="string" table:style-name="format1">
            <text:p>Chermont</text:p>
          </table:table-cell>
          <table:table-cell office:value-type="string" table:style-name="format1">
            <text:p>Sávio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crazygamecw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1</text:p>
          </table:table-cell>
          <table:table-cell office:value-type="string" table:style-name="format1">
            <text:p>21 fevereiro 2019  16:18</text:p>
          </table:table-cell>
          <table:table-cell office:value-type="string" table:style-name="format1">
            <text:p>7 minutos 10 segund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8,3</text:p>
          </table:table-cell>
        </table:table-row>
        <table:table-row>
          <table:table-cell office:value-type="string" table:style-name="format1">
            <text:p>Martins Gama</text:p>
          </table:table-cell>
          <table:table-cell office:value-type="string" table:style-name="format1">
            <text:p>Isabel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isabelamgama@hot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1</text:p>
          </table:table-cell>
          <table:table-cell office:value-type="string" table:style-name="format1">
            <text:p>21 fevereiro 2019  16:18</text:p>
          </table:table-cell>
          <table:table-cell office:value-type="string" table:style-name="format1">
            <text:p>6 minutos 13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Leal Eller</text:p>
          </table:table-cell>
          <table:table-cell office:value-type="string" table:style-name="format1">
            <text:p>Manoela Barroso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ellermanoela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2</text:p>
          </table:table-cell>
          <table:table-cell office:value-type="string" table:style-name="format1">
            <text:p>21 fevereiro 2019  16:20</text:p>
          </table:table-cell>
          <table:table-cell office:value-type="string" table:style-name="format1">
            <text:p>8 minutos 26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corguinha</text:p>
          </table:table-cell>
          <table:table-cell office:value-type="string" table:style-name="format1">
            <text:p>arthur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tutucumachado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3</text:p>
          </table:table-cell>
          <table:table-cell office:value-type="string" table:style-name="format1">
            <text:p>21 fevereiro 2019  16:15</text:p>
          </table:table-cell>
          <table:table-cell office:value-type="string" table:style-name="format1">
            <text:p>1 minuto 42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Pacheco</text:p>
          </table:table-cell>
          <table:table-cell office:value-type="string" table:style-name="format1">
            <text:p>Helena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helenapachecopbds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4</text:p>
          </table:table-cell>
          <table:table-cell office:value-type="string" table:style-name="format1">
            <text:p>21 fevereiro 2019  16:16</text:p>
          </table:table-cell>
          <table:table-cell office:value-type="string" table:style-name="format1">
            <text:p>1 minuto 59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Costa</text:p>
          </table:table-cell>
          <table:table-cell office:value-type="string" table:style-name="format1">
            <text:p>Lucas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lukecostasl@yahoo.com.br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4</text:p>
          </table:table-cell>
          <table:table-cell office:value-type="string" table:style-name="format1">
            <text:p>21 fevereiro 2019  16:19</text:p>
          </table:table-cell>
          <table:table-cell office:value-type="string" table:style-name="format1">
            <text:p>4 minutos 41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martins</text:p>
          </table:table-cell>
          <table:table-cell office:value-type="string" table:style-name="format1">
            <text:p>beatriz 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beatrizmartins910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7</text:p>
          </table:table-cell>
          <table:table-cell office:value-type="string" table:style-name="format1">
            <text:p>21 fevereiro 2019  16:18</text:p>
          </table:table-cell>
          <table:table-cell office:value-type="string" table:style-name="format1">
            <text:p>1 minuto 45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Silva</text:p>
          </table:table-cell>
          <table:table-cell office:value-type="string" table:style-name="format1">
            <text:p>Ana Jú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anaaju20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8</text:p>
          </table:table-cell>
          <table:table-cell office:value-type="string" table:style-name="format1">
            <text:p>21 fevereiro 2019  16:30</text:p>
          </table:table-cell>
          <table:table-cell office:value-type="string" table:style-name="format1">
            <text:p>12 minutos 15 segundos</text:p>
          </table:table-cell>
          <table:table-cell office:value-type="string" table:style-name="format1">
            <text:p>9,2</text:p>
          </table:table-cell>
          <table:table-cell office:value-type="string" table:style-name="format1">
            <text:p>9,2</text:p>
          </table:table-cell>
        </table:table-row>
        <table:table-row>
          <table:table-cell office:value-type="string" table:style-name="format1">
            <text:p>Costa</text:p>
          </table:table-cell>
          <table:table-cell office:value-type="string" table:style-name="format1">
            <text:p>Felip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cadete911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9</text:p>
          </table:table-cell>
          <table:table-cell office:value-type="string" table:style-name="format1">
            <text:p>21 fevereiro 2019  16:28</text:p>
          </table:table-cell>
          <table:table-cell office:value-type="string" table:style-name="format1">
            <text:p>8 minutos 41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Chermont</text:p>
          </table:table-cell>
          <table:table-cell office:value-type="string" table:style-name="format1">
            <text:p>Sávio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crazygamecw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19</text:p>
          </table:table-cell>
          <table:table-cell office:value-type="string" table:style-name="format1">
            <text:p>21 fevereiro 2019  16:23</text:p>
          </table:table-cell>
          <table:table-cell office:value-type="string" table:style-name="format1">
            <text:p>3 minutos 28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Andrade</text:p>
          </table:table-cell>
          <table:table-cell office:value-type="string" table:style-name="format1">
            <text:p>Brennda 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brenndacostaandrade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23</text:p>
          </table:table-cell>
          <table:table-cell office:value-type="string" table:style-name="format1">
            <text:p>21 fevereiro 2019  16:28</text:p>
          </table:table-cell>
          <table:table-cell office:value-type="string" table:style-name="format1">
            <text:p>4 minutos 48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Silva</text:p>
          </table:table-cell>
          <table:table-cell office:value-type="string" table:style-name="format1">
            <text:p>Ana Jú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anaaju20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6:31</text:p>
          </table:table-cell>
          <table:table-cell office:value-type="string" table:style-name="format1">
            <text:p>21 fevereiro 2019  16:33</text:p>
          </table:table-cell>
          <table:table-cell office:value-type="string" table:style-name="format1">
            <text:p>2 minut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da silva </text:p>
          </table:table-cell>
          <table:table-cell office:value-type="string" table:style-name="format1">
            <text:p>pedro henrique 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paulojaldeir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18:52</text:p>
          </table:table-cell>
          <table:table-cell office:value-type="string" table:style-name="format1">
            <text:p>21 fevereiro 2019  18:56</text:p>
          </table:table-cell>
          <table:table-cell office:value-type="string" table:style-name="format1">
            <text:p>3 minutos 32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Martinez</text:p>
          </table:table-cell>
          <table:table-cell office:value-type="string" table:style-name="format1">
            <text:p>Pedro Henriqu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pedrohenrique15martinez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20:54</text:p>
          </table:table-cell>
          <table:table-cell office:value-type="string" table:style-name="format1">
            <text:p>21 fevereiro 2019  21:09</text:p>
          </table:table-cell>
          <table:table-cell office:value-type="string" table:style-name="format1">
            <text:p>15 minutos 58 segund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8,3</text:p>
          </table:table-cell>
        </table:table-row>
        <table:table-row>
          <table:table-cell office:value-type="string" table:style-name="format1">
            <text:p>Wendling Heidenfelder</text:p>
          </table:table-cell>
          <table:table-cell office:value-type="string" table:style-name="format1">
            <text:p>Henriqu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henriqueheidenfelder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20:57</text:p>
          </table:table-cell>
          <table:table-cell office:value-type="string" table:style-name="format1">
            <text:p>21 fevereiro 2019  21:25</text:p>
          </table:table-cell>
          <table:table-cell office:value-type="string" table:style-name="format1">
            <text:p>27 minutos 38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Martinez</text:p>
          </table:table-cell>
          <table:table-cell office:value-type="string" table:style-name="format1">
            <text:p>Pedro Henriqu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pedrohenrique15martinez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21:10</text:p>
          </table:table-cell>
          <table:table-cell office:value-type="string" table:style-name="format1">
            <text:p>21 fevereiro 2019  21:14</text:p>
          </table:table-cell>
          <table:table-cell office:value-type="string" table:style-name="format1">
            <text:p>3 minutos 55 segundos</text:p>
          </table:table-cell>
          <table:table-cell office:value-type="string" table:style-name="format1">
            <text:p>9,2</text:p>
          </table:table-cell>
          <table:table-cell office:value-type="string" table:style-name="format1">
            <text:p>9,2</text:p>
          </table:table-cell>
        </table:table-row>
        <table:table-row>
          <table:table-cell office:value-type="string" table:style-name="format1">
            <text:p>Martinez</text:p>
          </table:table-cell>
          <table:table-cell office:value-type="string" table:style-name="format1">
            <text:p>Pedro Henriqu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pedrohenrique15martinez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21:15</text:p>
          </table:table-cell>
          <table:table-cell office:value-type="string" table:style-name="format1">
            <text:p>21 fevereiro 2019  21:19</text:p>
          </table:table-cell>
          <table:table-cell office:value-type="string" table:style-name="format1">
            <text:p>4 minutos 34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da Silva</text:p>
          </table:table-cell>
          <table:table-cell office:value-type="string" table:style-name="format1">
            <text:p>Luiz Felipe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luizfelipedasilva678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21:19</text:p>
          </table:table-cell>
          <table:table-cell office:value-type="string" table:style-name="format1">
            <text:p>21 fevereiro 2019  21:23</text:p>
          </table:table-cell>
          <table:table-cell office:value-type="string" table:style-name="format1">
            <text:p>3 minutos 18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 office:value-type="string" table:style-name="format1">
            <text:p>Busquet</text:p>
          </table:table-cell>
          <table:table-cell office:value-type="string" table:style-name="format1">
            <text:p>Arthur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nandabusquet@yahoo.com.br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1 fevereiro 2019  22:33</text:p>
          </table:table-cell>
          <table:table-cell office:value-type="string" table:style-name="format1">
            <text:p>21 fevereiro 2019  22:56</text:p>
          </table:table-cell>
          <table:table-cell office:value-type="string" table:style-name="format1">
            <text:p>22 minutos 59 segund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8,3</text:p>
          </table:table-cell>
        </table:table-row>
        <table:table-row>
          <table:table-cell office:value-type="string" table:style-name="format1">
            <text:p>Gil</text:p>
          </table:table-cell>
          <table:table-cell office:value-type="string" table:style-name="format1">
            <text:p>João Gabrie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oaogabrielgil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2 fevereiro 2019  00:12</text:p>
          </table:table-cell>
          <table:table-cell office:value-type="string" table:style-name="format1">
            <text:p>22 fevereiro 2019  00:46</text:p>
          </table:table-cell>
          <table:table-cell office:value-type="string" table:style-name="format1">
            <text:p>33 minutos 28 segund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8,3</text:p>
          </table:table-cell>
        </table:table-row>
        <table:table-row>
          <table:table-cell office:value-type="string" table:style-name="format1">
            <text:p>Gil</text:p>
          </table:table-cell>
          <table:table-cell office:value-type="string" table:style-name="format1">
            <text:p>João Gabrie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oaogabrielgil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2 fevereiro 2019  00:46</text:p>
          </table:table-cell>
          <table:table-cell office:value-type="string" table:style-name="format1">
            <text:p>22 fevereiro 2019  01:04</text:p>
          </table:table-cell>
          <table:table-cell office:value-type="string" table:style-name="format1">
            <text:p>17 minutos 59 segund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8,3</text:p>
          </table:table-cell>
        </table:table-row>
        <table:table-row>
          <table:table-cell office:value-type="string" table:style-name="format1">
            <text:p>Gil</text:p>
          </table:table-cell>
          <table:table-cell office:value-type="string" table:style-name="format1">
            <text:p>João Gabrie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oaogabrielgil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2 fevereiro 2019  01:04</text:p>
          </table:table-cell>
          <table:table-cell office:value-type="string" table:style-name="format1">
            <text:p>22 fevereiro 2019  01:06</text:p>
          </table:table-cell>
          <table:table-cell office:value-type="string" table:style-name="format1">
            <text:p>1 minuto 32 segundos</text:p>
          </table:table-cell>
          <table:table-cell office:value-type="string" table:style-name="format1">
            <text:p>9,2</text:p>
          </table:table-cell>
          <table:table-cell office:value-type="string" table:style-name="format1">
            <text:p>9,2</text:p>
          </table:table-cell>
        </table:table-row>
        <table:table-row>
          <table:table-cell office:value-type="string" table:style-name="format1">
            <text:p>Gil</text:p>
          </table:table-cell>
          <table:table-cell office:value-type="string" table:style-name="format1">
            <text:p>João Gabrie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oaogabrielgil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2 fevereiro 2019  01:07</text:p>
          </table:table-cell>
          <table:table-cell office:value-type="string" table:style-name="format1">
            <text:p>22 fevereiro 2019  01:22</text:p>
          </table:table-cell>
          <table:table-cell office:value-type="string" table:style-name="format1">
            <text:p>15 minutos 14 segund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8,3</text:p>
          </table:table-cell>
        </table:table-row>
        <table:table-row>
          <table:table-cell office:value-type="string" table:style-name="format1">
            <text:p>Gil</text:p>
          </table:table-cell>
          <table:table-cell office:value-type="string" table:style-name="format1">
            <text:p>João Gabrie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oaogabrielgil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2 fevereiro 2019  01:22</text:p>
          </table:table-cell>
          <table:table-cell office:value-type="string" table:style-name="format1">
            <text:p>22 fevereiro 2019  01:24</text:p>
          </table:table-cell>
          <table:table-cell office:value-type="string" table:style-name="format1">
            <text:p>1 minuto 24 segund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8,3</text:p>
          </table:table-cell>
        </table:table-row>
        <table:table-row>
          <table:table-cell office:value-type="string" table:style-name="format1">
            <text:p>Gil</text:p>
          </table:table-cell>
          <table:table-cell office:value-type="string" table:style-name="format1">
            <text:p>João Gabrie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oaogabrielgil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2 fevereiro 2019  01:24</text:p>
          </table:table-cell>
          <table:table-cell office:value-type="string" table:style-name="format1">
            <text:p>22 fevereiro 2019  01:26</text:p>
          </table:table-cell>
          <table:table-cell office:value-type="string" table:style-name="format1">
            <text:p>1 minuto 54 segundos</text:p>
          </table:table-cell>
          <table:table-cell office:value-type="string" table:style-name="format1">
            <text:p>9,2</text:p>
          </table:table-cell>
          <table:table-cell office:value-type="string" table:style-name="format1">
            <text:p>9,2</text:p>
          </table:table-cell>
        </table:table-row>
        <table:table-row>
          <table:table-cell office:value-type="string" table:style-name="format1">
            <text:p>Gil</text:p>
          </table:table-cell>
          <table:table-cell office:value-type="string" table:style-name="format1">
            <text:p>João Gabrie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oaogabrielgil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2 fevereiro 2019  01:27</text:p>
          </table:table-cell>
          <table:table-cell office:value-type="string" table:style-name="format1">
            <text:p>22 fevereiro 2019  01:29</text:p>
          </table:table-cell>
          <table:table-cell office:value-type="string" table:style-name="format1">
            <text:p>1 minuto 42 segundos</text:p>
          </table:table-cell>
          <table:table-cell office:value-type="string" table:style-name="format1">
            <text:p>8,3</text:p>
          </table:table-cell>
          <table:table-cell office:value-type="string" table:style-name="format1">
            <text:p>8,3</text:p>
          </table:table-cell>
        </table:table-row>
        <table:table-row>
          <table:table-cell office:value-type="string" table:style-name="format1">
            <text:p>Gil</text:p>
          </table:table-cell>
          <table:table-cell office:value-type="string" table:style-name="format1">
            <text:p>João Gabrie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oaogabrielgil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2 fevereiro 2019  01:33</text:p>
          </table:table-cell>
          <table:table-cell office:value-type="string" table:style-name="format1">
            <text:p>22 fevereiro 2019  01:36</text:p>
          </table:table-cell>
          <table:table-cell office:value-type="string" table:style-name="format1">
            <text:p>3 minutos 12 segundos</text:p>
          </table:table-cell>
          <table:table-cell office:value-type="string" table:style-name="format1">
            <text:p>9,2</text:p>
          </table:table-cell>
          <table:table-cell office:value-type="string" table:style-name="format1">
            <text:p>9,2</text:p>
          </table:table-cell>
        </table:table-row>
        <table:table-row>
          <table:table-cell office:value-type="string" table:style-name="format1">
            <text:p>Gil</text:p>
          </table:table-cell>
          <table:table-cell office:value-type="string" table:style-name="format1">
            <text:p>João Gabrie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oaogabrielgil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2 fevereiro 2019  01:37</text:p>
          </table:table-cell>
          <table:table-cell office:value-type="string" table:style-name="format1">
            <text:p>22 fevereiro 2019  01:39</text:p>
          </table:table-cell>
          <table:table-cell office:value-type="string" table:style-name="format1">
            <text:p>2 minutos 1 segundo</text:p>
          </table:table-cell>
          <table:table-cell office:value-type="string" table:style-name="format1">
            <text:p>9,2</text:p>
          </table:table-cell>
          <table:table-cell office:value-type="string" table:style-name="format1">
            <text:p>9,2</text:p>
          </table:table-cell>
        </table:table-row>
        <table:table-row>
          <table:table-cell office:value-type="string" table:style-name="format1">
            <text:p>Gil</text:p>
          </table:table-cell>
          <table:table-cell office:value-type="string" table:style-name="format1">
            <text:p>João Gabrie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joaogabrielgil02@gmail.com</text:p>
          </table:table-cell>
          <table:table-cell office:value-type="string" table:style-name="format1">
            <text:p>Finalizada</text:p>
          </table:table-cell>
          <table:table-cell office:value-type="string" table:style-name="format1">
            <text:p>22 fevereiro 2019  01:41</text:p>
          </table:table-cell>
          <table:table-cell office:value-type="string" table:style-name="format1">
            <text:p>22 fevereiro 2019  01:43</text:p>
          </table:table-cell>
          <table:table-cell office:value-type="string" table:style-name="format1">
            <text:p>2 minutos 24 segundos</text:p>
          </table:table-cell>
          <table:table-cell office:value-type="string" table:style-name="format1">
            <text:p>10,0</text:p>
          </table:table-cell>
          <table:table-cell office:value-type="string" table:style-name="format1">
            <text:p>10,0</text:p>
          </table:table-cell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format1">
            <text:p>Média geral</text:p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/>
          </table:table-cell>
          <table:table-cell office:value-type="string" table:style-name="format1">
            <text:p>9,1</text:p>
          </table:table-cell>
          <table:table-cell office:value-type="string" table:style-name="format1">
            <text:p>9,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2.9.2+ (Build: 20151002)</meta:generator>
    <meta:initial-creator>Bruno Policarpo</meta:initial-creator>
    <meta:creation-date>2019-04-30T21:32:28</meta:creation-date>
    <meta:document-statistic meta:table-count="1" meta:cell-count="0" meta:object-count="0"/>
  </office:meta>
</office:document-meta>
</file>